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6549in" table:align="left"/>
    </style:style>
    <style:style style:name="Table1.A" style:family="table-column">
      <style:table-column-properties style:column-width="1.6549in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.0835in" fo:margin-right="0.0835in" fo:margin-top="0in" fo:margin-bottom="0.0311in" loext:contextual-spacing="false" fo:text-indent="0in" style:auto-text-indent="false"/>
    </style:style>
    <style:style style:name="T1" style:family="text">
      <style:text-properties loext:padding="0in" loext:border="none"/>
    </style:style>
    <style:style style:name="T2" style:family="text">
      <style:text-properties loext:padding-left="0.0835in" loext:padding-right="0in" loext:padding-top="0in" loext:padding-bottom="0in" loext:border-left="1.5pt solid #4f8f2b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title_49_521"/>Pipes</text:h>
      <text:section text:style-name="Sect1" text:name="block_49_521">
        <text:p text:style-name="P1"><text:bookmark text:name="cheat_sheet_output_table"/></text:p>
        <table:table table:name="Table1" table:style-name="Table1">
          <table:table-column table:style-name="Table1.A"/>
          <table:table-row>
            <table:table-cell office:value-type="string">
              <text:p text:style-name="Table_20_Contents"><text:span text:style-name="Emphasis"><text:span text:style-name="T1">cmd1</text:span></text:span><text:span text:style-name="T1"> | </text:span><text:span text:style-name="Emphasis"><text:span text:style-name="T1">cmd2</text:span></text:span></text:p>
              <text:p text:style-name="P2"><text:span text:style-name="T2">stdout of </text:span><text:span text:style-name="Emphasis"><text:span text:style-name="T2">cmd1</text:span></text:span><text:span text:style-name="T2"> to </text:span><text:span text:style-name="Emphasis"><text:span text:style-name="T2">cmd2</text:span></text:span></text:p>
            </table:table-cell>
          </table:table-row>
          <table:table-row>
            <table:table-cell office:value-type="string">
              <text:p text:style-name="Table_20_Contents"><text:span text:style-name="Emphasis"><text:span text:style-name="T1">cmd1</text:span></text:span><text:span text:style-name="T1"> |&amp; </text:span><text:span text:style-name="Emphasis"><text:span text:style-name="T1">cmd2</text:span></text:span></text:p>
              <text:p text:style-name="P2"><text:span text:style-name="T2">stderr of </text:span><text:span text:style-name="Emphasis"><text:span text:style-name="T2">cmd1</text:span></text:span><text:span text:style-name="T2"> to </text:span><text:span text:style-name="Emphasis"><text:span text:style-name="T2">cmd2</text:span></text:span>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6:50:27.016525851</meta:creation-date>
    <dc:date>2017-10-21T16:50:45.507117166</dc:date>
    <meta:editing-duration>PT18S</meta:editing-duration>
    <meta:editing-cycles>1</meta:editing-cycles>
    <meta:document-statistic meta:table-count="1" meta:image-count="0" meta:object-count="0" meta:page-count="1" meta:paragraph-count="5" meta:word-count="17" meta:character-count="72" meta:non-whitespace-character-count="60"/>
    <meta:generator>LibreOffice/5.1.6.2$Linux_X86_64 LibreOffice_project/10m0$Build-2</meta:generator>
  </office:meta>
</office:document-meta>
</file>